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Tahoma2" svg:font-family="Tahoma" style:font-family-generic="swiss"/>
    <style:font-face style:name="Courier 10 Pitch2" svg:font-family="'Courier 10 Pitch'" style:font-pitch="fixed"/>
    <style:font-face style:name="Courier 10 Pitch1" svg:font-family="'Courier 10 Pitch'" style:font-family-generic="roman" style:font-pitch="fixed"/>
    <style:font-face style:name="StarSymbol1" svg:font-family="StarSymbol, 'Arial Unicode MS'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3cc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99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5c852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33cc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102cm" svg:stroke-color="#000000" draw:marker-start="" draw:marker-start-width="0.353cm" draw:marker-start-center="false" draw:marker-end="" draw:marker-end-width="0.353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99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33cc6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996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LGC Sans" style:font-size-asian="12pt" style:font-style-asian="normal" style:font-weight-asian="normal" style:font-name-complex="DejaVu LGC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5c852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9966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LGC Sans" style:font-size-asian="12pt" style:font-style-asian="normal" style:font-weight-asian="normal" style:font-name-complex="DejaVu LGC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e6e64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LGC Sans" style:font-size-asian="12pt" style:font-style-asian="normal" style:font-weight-asian="normal" style:font-name-complex="DejaVu LGC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e6e64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ejaVu LGC Sans" style:font-size-asian="10pt" style:font-style-asian="normal" style:font-weight-asian="normal" style:font-name-complex="DejaVu LGC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99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ejaVu LGC Sans" style:font-size-asian="10pt" style:font-style-asian="normal" style:font-weight-asian="normal" style:font-name-complex="DejaVu LGC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94bd5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ejaVu LGC Sans" style:font-size-asian="10pt" style:font-style-asian="normal" style:font-weight-asian="normal" style:font-name-complex="DejaVu LGC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ejaVu LGC Sans" style:font-size-asian="10pt" style:font-style-asian="normal" style:font-weight-asian="normal" style:font-name-complex="DejaVu LGC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3cc6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ejaVu LGC Sans" style:font-size-asian="10pt" style:font-style-asian="normal" style:font-weight-asian="normal" style:font-name-complex="DejaVu LGC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9966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ejaVu LGC Sans" style:font-size-asian="10pt" style:font-style-asian="normal" style:font-weight-asian="normal" style:font-name-complex="DejaVu LGC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ejaVu LGC Sans" style:font-size-asian="10pt" style:font-style-asian="normal" style:font-weight-asian="normal" style:font-name-complex="DejaVu LGC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.265cm" fo:text-indent="0cm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LGC Sans" style:font-size-asian="12pt" style:font-style-asian="normal" style:font-weight-asian="normal" style:font-name-complex="DejaVu LGC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ejaVu LGC Sans" style:font-size-asian="24pt" style:font-style-asian="normal" style:font-weight-asian="normal" style:font-name-complex="DejaVu LGC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ejaVu LGC Sans" style:font-size-asian="10pt" style:font-style-asian="normal" style:font-weight-asian="normal" style:font-name-complex="DejaVu LGC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JEOD Train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eference Frame Tree<text:line-break/>Mass Tre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ee Conce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e Chapters D and E in course_text.pdf</text:p>
              </text:list-item>
              <text:list-item>
                <text:p>Main concepts:</text:p>
                <text:list>
                  <text:list-item>
                    <text:p>One Root per tree</text:p>
                  </text:list-item>
                  <text:list-item>
                    <text:p>One parent per element</text:p>
                    <text:list>
                      <text:list-item>
                        <text:p>Except Root</text:p>
                      </text:list-item>
                    </text:list>
                  </text:list-item>
                  <text:list-item>
                    <text:p>Multiple children</text:p>
                  </text:list-item>
                  <text:list-item>
                    <text:p>Multiple siblings</text:p>
                  </text:list-item>
                </text:list>
                <text:p/>
              </text:list-item>
            </text:list>
          </draw:text-box>
        </draw:frame>
        <draw:g>
          <draw:rect draw:style-name="gr2" draw:text-style-name="P3" draw:layer="layout" svg:width="2.374cm" svg:height="1.186cm" svg:x="16.516cm" svg:y="10.668cm">
            <text:p text:style-name="P2"><text:span text:style-name="T1">A</text:span></text:p>
          </draw:rect>
          <draw:rect draw:style-name="gr3" draw:text-style-name="P4" draw:layer="layout" svg:width="2.374cm" svg:height="1.183cm" svg:x="12.957cm" svg:y="13.04cm">
            <text:p text:style-name="P2"><text:span text:style-name="T1">B1</text:span></text:p>
          </draw:rect>
          <draw:rect draw:style-name="gr3" draw:text-style-name="P4" draw:layer="layout" svg:width="2.374cm" svg:height="1.183cm" svg:x="16.516cm" svg:y="13.04cm">
            <text:p text:style-name="P2"><text:span text:style-name="T1">B2</text:span></text:p>
          </draw:rect>
          <draw:rect draw:style-name="gr3" draw:text-style-name="P4" draw:layer="layout" svg:width="2.374cm" svg:height="1.183cm" svg:x="20.072cm" svg:y="13.04cm">
            <text:p text:style-name="P2"><text:span text:style-name="T1">B3</text:span></text:p>
          </draw:rect>
          <draw:rect draw:style-name="gr4" draw:text-style-name="P5" draw:layer="layout" svg:width="2.374cm" svg:height="1.186cm" svg:x="11.176cm" svg:y="15.411cm">
            <text:p text:style-name="P2"><text:span text:style-name="T1">C</text:span><text:span text:style-name="T1">1a</text:span></text:p>
          </draw:rect>
          <draw:rect draw:style-name="gr4" draw:text-style-name="P5" draw:layer="layout" svg:width="2.374cm" svg:height="1.186cm" svg:x="14.142cm" svg:y="15.411cm">
            <text:p text:style-name="P2"><text:span text:style-name="T1">C</text:span><text:span text:style-name="T1">1b</text:span></text:p>
          </draw:rect>
          <draw:rect draw:style-name="gr4" draw:text-style-name="P5" draw:layer="layout" svg:width="2.378cm" svg:height="1.186cm" svg:x="18.293cm" svg:y="15.411cm">
            <text:p text:style-name="P2"><text:span text:style-name="T1">C</text:span><text:span text:style-name="T1">3a</text:span></text:p>
          </draw:rect>
          <draw:rect draw:style-name="gr4" draw:text-style-name="P5" draw:layer="layout" svg:width="2.371cm" svg:height="1.186cm" svg:x="21.262cm" svg:y="15.411cm">
            <text:p text:style-name="P2"><text:span text:style-name="T1">C</text:span><text:span text:style-name="T1">3b</text:span></text:p>
          </draw:rect>
          <draw:rect draw:style-name="gr4" draw:text-style-name="P5" draw:layer="layout" svg:width="2.374cm" svg:height="1.186cm" svg:x="24.224cm" svg:y="15.411cm">
            <text:p text:style-name="P2"><text:span text:style-name="T1">C</text:span><text:span text:style-name="T1">3c</text:span></text:p>
          </draw:rect>
          <draw:line draw:style-name="gr5" draw:text-style-name="P3" draw:layer="layout" svg:x1="17.701cm" svg:y1="11.854cm" svg:x2="14.143cm" svg:y2="13.04cm">
            <text:p/>
          </draw:line>
          <draw:line draw:style-name="gr5" draw:text-style-name="P3" draw:layer="layout" svg:x1="17.7cm" svg:y1="13.04cm" svg:x2="17.7cm" svg:y2="11.854cm">
            <text:p/>
          </draw:line>
          <draw:line draw:style-name="gr5" draw:text-style-name="P3" draw:layer="layout" svg:x1="21.258cm" svg:y1="13.04cm" svg:x2="17.7cm" svg:y2="11.854cm">
            <text:p/>
          </draw:line>
          <draw:line draw:style-name="gr5" draw:text-style-name="P3" draw:layer="layout" svg:x1="12.364cm" svg:y1="15.411cm" svg:x2="14.143cm" svg:y2="14.225cm">
            <text:p/>
          </draw:line>
          <draw:line draw:style-name="gr5" draw:text-style-name="P3" draw:layer="layout" svg:x1="15.329cm" svg:y1="15.411cm" svg:x2="14.143cm" svg:y2="14.225cm">
            <text:p/>
          </draw:line>
          <draw:line draw:style-name="gr5" draw:text-style-name="P3" draw:layer="layout" svg:x1="19.481cm" svg:y1="15.411cm" svg:x2="21.26cm" svg:y2="14.225cm">
            <text:p/>
          </draw:line>
          <draw:line draw:style-name="gr5" draw:text-style-name="P3" draw:layer="layout" svg:x1="22.445cm" svg:y1="15.411cm" svg:x2="21.259cm" svg:y2="14.225cm">
            <text:p/>
          </draw:line>
          <draw:line draw:style-name="gr5" draw:text-style-name="P3" draw:layer="layout" svg:x1="25.411cm" svg:y1="15.411cm" svg:x2="21.259cm" svg:y2="14.225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 Frame Tree</text:p>
          </draw:text-box>
        </draw:frame>
        <draw:frame presentation:style-name="pr4" draw:layer="layout" svg:width="26.032cm" svg:height="15.469cm" svg:x="1.4cm" svg:y="4.343cm" presentation:class="outline" presentation:user-transformed="true">
          <draw:text-box>
            <text:list text:style-name="L2">
              <text:list-item>
                <text:p>One reference frame tree per sim</text:p>
              </text:list-item>
              <text:list-item>
                <text:p>Reference Frames have states</text:p>
                <text:list>
                  <text:list-item>
                    <text:p>States are known relative to parent</text:p>
                    <text:list>
                      <text:list-item>
                        <text:p>position, velocity</text:p>
                      </text:list-item>
                      <text:list-item>
                        <text:p>ang_vel_this, T_parent_this, Q_parent_this</text:p>
                        <text:list>
                          <text:list-item>
                            <text:p>Quaternions are always left-handed transformation quaternions</text:p>
                          </text:list-item>
                        </text:list>
                      </text:list-item>
                    </text:list>
                  </text:list-item>
                  <text:list-item>
                    <text:p>States can be obtained relative to any other frame by traversing the tree (automatic tools available)</text:p>
                  </text:list-item>
                </text:list>
              </text:list-item>
              <text:list-item>
                <text:p>Reference Frames may be picked up and moved</text:p>
              </text:list-item>
              <text:list-item>
                <text:p>Ephemerides auto-added</text:p>
              </text:list-item>
              <text:list-item>
                <text:p>User-add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phemeri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Uses DE405, DE421 or SPICE.</text:span></text:p>
                <text:list>
                  <text:list-item>
                    <text:p><text:span text:style-name="T3">No DE430 (yet)</text:span></text:p>
                  </text:list-item>
                </text:list>
              </text:list-item>
              <text:list-item>
                <text:p><text:span text:style-name="T2">Inertial frames may be used as integration frames</text:span></text:p>
                <text:list>
                  <text:list-item>
                    <text:p><text:span text:style-name="T4">“</text:span><text:span text:style-name="T4">&lt;planet&gt;.inertial”</text:span></text:p>
                  </text:list-item>
                </text:list>
              </text:list-item>
            </text:list>
          </draw:text-box>
        </draw:frame>
        <draw:g>
          <draw:rect draw:style-name="gr6" draw:text-style-name="P6" draw:layer="layout" svg:width="5.78cm" svg:height="1.219cm" svg:x="9.959cm" svg:y="11.938cm">
            <text:p text:style-name="P2"><text:span text:style-name="T5">Sol</text:span><text:span text:style-name="T5">ar </text:span><text:span text:style-name="T5">Sys</text:span><text:span text:style-name="T5">tem </text:span><text:span text:style-name="T5">Bar</text:span><text:span text:style-name="T5">yce</text:span><text:span text:style-name="T5">nter</text:span></text:p>
          </draw:rect>
          <draw:rect draw:style-name="gr6" draw:text-style-name="P6" draw:layer="layout" svg:width="1.734cm" svg:height="1.219cm" svg:x="5.334cm" svg:y="14.377cm">
            <text:p text:style-name="P2"><text:span text:style-name="T5">Sun</text:span></text:p>
          </draw:rect>
          <draw:rect draw:style-name="gr6" draw:text-style-name="P6" draw:layer="layout" svg:width="2.312cm" svg:height="1.219cm" svg:x="7.647cm" svg:y="14.377cm">
            <text:p text:style-name="P2"><text:span text:style-name="T5">Mer</text:span><text:span text:style-name="T5">cur</text:span><text:span text:style-name="T5">y</text:span></text:p>
          </draw:rect>
          <draw:rect draw:style-name="gr6" draw:text-style-name="P6" draw:layer="layout" svg:width="2.314cm" svg:height="1.219cm" svg:x="10.537cm" svg:y="14.377cm">
            <text:p text:style-name="P2"><text:span text:style-name="T5">Ven</text:span><text:span text:style-name="T5">us</text:span></text:p>
          </draw:rect>
          <draw:rect draw:style-name="gr6" draw:text-style-name="P6" draw:layer="layout" svg:width="6.358cm" svg:height="1.219cm" svg:x="13.428cm" svg:y="14.377cm">
            <text:p text:style-name="P2"><text:span text:style-name="T5">Eart</text:span><text:span text:style-name="T5">h-</text:span><text:span text:style-name="T5">Mo</text:span><text:span text:style-name="T5">on </text:span><text:span text:style-name="T5">Bar</text:span><text:span text:style-name="T5">yce</text:span><text:span text:style-name="T5">nter</text:span></text:p>
          </draw:rect>
          <draw:rect draw:style-name="gr6" draw:text-style-name="P7" draw:layer="layout" svg:width="1.821cm" svg:height="1.219cm" svg:x="20.277cm" svg:y="14.377cm">
            <text:p text:style-name="P2"><text:span text:style-name="T1">...</text:span></text:p>
          </draw:rect>
          <draw:line draw:style-name="gr5" draw:text-style-name="P3" draw:layer="layout" svg:x1="6.49cm" svg:y1="14.375cm" svg:x2="12.849cm" svg:y2="13.156cm">
            <text:p/>
          </draw:line>
          <draw:line draw:style-name="gr5" draw:text-style-name="P3" draw:layer="layout" svg:x1="8.803cm" svg:y1="14.375cm" svg:x2="12.85cm" svg:y2="13.156cm">
            <text:p/>
          </draw:line>
          <draw:line draw:style-name="gr5" draw:text-style-name="P3" draw:layer="layout" svg:x1="11.693cm" svg:y1="14.375cm" svg:x2="12.849cm" svg:y2="13.156cm">
            <text:p/>
          </draw:line>
          <draw:line draw:style-name="gr5" draw:text-style-name="P3" draw:layer="layout" svg:x1="16.317cm" svg:y1="14.375cm" svg:x2="12.848cm" svg:y2="13.156cm">
            <text:p/>
          </draw:line>
          <draw:line draw:style-name="gr5" draw:text-style-name="P3" draw:layer="layout" svg:x1="20.94cm" svg:y1="14.375cm" svg:x2="12.848cm" svg:y2="13.156cm">
            <text:p/>
          </draw:line>
          <draw:rect draw:style-name="gr6" draw:text-style-name="P6" draw:layer="layout" svg:width="2.311cm" svg:height="1.219cm" svg:x="12.85cm" svg:y="16.815cm">
            <text:p text:style-name="P2"><text:span text:style-name="T5">Eart</text:span><text:span text:style-name="T5">h</text:span></text:p>
          </draw:rect>
          <draw:rect draw:style-name="gr6" draw:text-style-name="P6" draw:layer="layout" svg:width="2.312cm" svg:height="1.219cm" svg:x="16.895cm" svg:y="16.815cm">
            <text:p text:style-name="P2"><text:span text:style-name="T5">Mo</text:span><text:span text:style-name="T5">on</text:span></text:p>
          </draw:rect>
          <draw:line draw:style-name="gr5" draw:text-style-name="P3" draw:layer="layout" svg:x1="14.006cm" svg:y1="16.814cm" svg:x2="16.318cm" svg:y2="15.595cm">
            <text:p/>
          </draw:line>
          <draw:line draw:style-name="gr5" draw:text-style-name="P3" draw:layer="layout" svg:x1="18.05cm" svg:y1="16.814cm" svg:x2="16.316cm" svg:y2="15.595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ding the Tree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3">Vehicles are assigned an “integration frame”</text:span></text:p>
                <text:list>
                  <text:list-item>
                    <text:p><text:span text:style-name="T6">Vehicle frames have states relative to this frame</text:span></text:p>
                  </text:list-item>
                  <text:list-item>
                    <text:p><text:span text:style-name="T6">Vehicle frames are added as children of this frame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><text:span text:style-name="T4">Additional frames added as needed.</text:span></text:p>
                <text:list>
                  <text:list-item>
                    <text:p><text:span text:style-name="T7">More on this later</text:span></text:p>
                  </text:list-item>
                </text:list>
              </text:list-item>
            </text:list>
          </draw:text-box>
        </draw:frame>
        <draw:g>
          <draw:rect draw:style-name="gr7" draw:text-style-name="P8" draw:layer="layout" svg:width="8.445cm" svg:height="3.421cm" svg:x="13.145cm" svg:y="13.089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m</text:span><text:span text:style-name="T1">oo</text:span><text:span text:style-name="T1">n-</text:span><text:span text:style-name="T1">or</text:span><text:span text:style-name="T1">bit</text:span><text:span text:style-name="T1">er</text:span></text:p>
          </draw:rect>
          <draw:rect draw:style-name="gr8" draw:text-style-name="P3" draw:layer="layout" svg:width="8.445cm" svg:height="3.421cm" svg:x="4.138cm" svg:y="13.089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ea</text:span><text:span text:style-name="T1">rth</text:span><text:span text:style-name="T1">-</text:span><text:span text:style-name="T1">or</text:span><text:span text:style-name="T1">bit</text:span><text:span text:style-name="T1">er</text:span></text:p>
          </draw:rect>
          <draw:rect draw:style-name="gr6" draw:text-style-name="P6" xml:id="id9" draw:id="id9" draw:layer="layout" svg:width="6.19cm" svg:height="1.141cm" svg:x="9.769cm" svg:y="9.097cm">
            <text:p text:style-name="P2"><text:span text:style-name="T5">Eart</text:span><text:span text:style-name="T5">h-</text:span><text:span text:style-name="T5">Mo</text:span><text:span text:style-name="T5">on </text:span><text:span text:style-name="T5">Bar</text:span><text:span text:style-name="T5">yce</text:span><text:span text:style-name="T5">nter </text:span><text:span text:style-name="T5">(ine</text:span><text:span text:style-name="T5">rtial</text:span><text:span text:style-name="T5">)</text:span></text:p>
          </draw:rect>
          <draw:rect draw:style-name="gr6" draw:text-style-name="P6" xml:id="id1" draw:id="id1" draw:layer="layout" svg:width="2.251cm" svg:height="1.142cm" svg:x="6.953cm" svg:y="11.378cm">
            <text:p text:style-name="P2"><text:span text:style-name="T5">Eart</text:span><text:span text:style-name="T5">h.in</text:span><text:span text:style-name="T5">erti</text:span><text:span text:style-name="T5">al</text:span></text:p>
          </draw:rect>
          <draw:rect draw:style-name="gr6" draw:text-style-name="P6" xml:id="id5" draw:id="id5" draw:layer="layout" svg:width="2.256cm" svg:height="1.142cm" svg:x="15.958cm" svg:y="11.378cm">
            <text:p text:style-name="P2"><text:span text:style-name="T5">M</text:span><text:span text:style-name="T5">o</text:span><text:span text:style-name="T5">o</text:span><text:span text:style-name="T5">n.</text:span><text:span text:style-name="T5">in</text:span><text:span text:style-name="T5">er</text:span><text:span text:style-name="T5">ti</text:span><text:span text:style-name="T5">al</text:span></text:p>
          </draw:rect>
          <draw:rect draw:style-name="gr6" draw:text-style-name="P6" xml:id="id2" draw:id="id2" draw:layer="layout" svg:width="1.688cm" svg:height="1.145cm" svg:x="4.425cm" svg:y="13.656cm">
            <text:p text:style-name="P2"><text:span text:style-name="T5">Structure</text:span></text:p>
          </draw:rect>
          <draw:rect draw:style-name="gr6" draw:text-style-name="P6" xml:id="id3" draw:id="id3" draw:layer="layout" svg:width="2.25cm" svg:height="1.145cm" svg:x="6.447cm" svg:y="13.656cm">
            <text:p text:style-name="P2"><text:span text:style-name="T5">Core-body</text:span></text:p>
          </draw:rect>
          <draw:rect draw:style-name="gr6" draw:text-style-name="P6" xml:id="id4" draw:id="id4" draw:layer="layout" svg:width="3.38cm" svg:height="1.145cm" svg:x="9.028cm" svg:y="13.656cm">
            <text:p text:style-name="P2"><text:span text:style-name="T5">Comp</text:span><text:span text:style-name="T5">osite-</text:span><text:span text:style-name="T5">body</text:span></text:p>
          </draw:rect>
          <draw:rect draw:style-name="gr6" draw:text-style-name="P6" xml:id="id6" draw:id="id6" draw:layer="layout" svg:width="1.69cm" svg:height="1.145cm" svg:x="13.591cm" svg:y="13.656cm">
            <text:p text:style-name="P2"><text:span text:style-name="T5">Structur</text:span><text:span text:style-name="T5">e</text:span></text:p>
          </draw:rect>
          <draw:rect draw:style-name="gr6" draw:text-style-name="P6" xml:id="id7" draw:id="id7" draw:layer="layout" svg:width="2.253cm" svg:height="1.145cm" svg:x="15.513cm" svg:y="13.656cm">
            <text:p text:style-name="P2"><text:span text:style-name="T5">Cor</text:span><text:span text:style-name="T5">e-</text:span><text:span text:style-name="T5">bod</text:span><text:span text:style-name="T5">y</text:span></text:p>
          </draw:rect>
          <draw:rect draw:style-name="gr6" draw:text-style-name="P6" xml:id="id8" draw:id="id8" draw:layer="layout" svg:width="3.379cm" svg:height="1.145cm" svg:x="18.011cm" svg:y="13.656cm">
            <text:p text:style-name="P2"><text:span text:style-name="T5">Composite-body</text:span></text:p>
          </draw:rect>
          <draw:connector draw:style-name="gr5" draw:text-style-name="P3" draw:layer="layout" draw:type="line" svg:x1="8.078cm" svg:y1="12.52cm" svg:x2="5.269cm" svg:y2="13.656cm" draw:start-shape="id1" draw:start-glue-point="2" draw:end-shape="id2" draw:end-glue-point="0" svg:d="M8078 12520l-2809 1136" svg:viewBox="0 0 2810 1137">
            <text:p/>
          </draw:connector>
          <draw:connector draw:style-name="gr5" draw:text-style-name="P3" draw:layer="layout" draw:type="line" svg:x1="8.078cm" svg:y1="12.52cm" svg:x2="7.572cm" svg:y2="13.656cm" draw:start-shape="id1" draw:start-glue-point="2" draw:end-shape="id3" draw:end-glue-point="0" svg:d="M8078 12520l-506 1136" svg:viewBox="0 0 507 1137">
            <text:p/>
          </draw:connector>
          <draw:connector draw:style-name="gr5" draw:text-style-name="P3" draw:layer="layout" draw:type="line" svg:x1="8.078cm" svg:y1="12.52cm" svg:x2="10.718cm" svg:y2="13.656cm" draw:start-shape="id1" draw:start-glue-point="2" draw:end-shape="id4" draw:end-glue-point="0" svg:d="M8078 12520l2640 1136" svg:viewBox="0 0 2641 1137">
            <text:p/>
          </draw:connector>
          <draw:connector draw:style-name="gr5" draw:text-style-name="P3" draw:layer="layout" draw:type="line" svg:x1="17.086cm" svg:y1="12.52cm" svg:x2="14.436cm" svg:y2="13.656cm" draw:start-shape="id5" draw:start-glue-point="2" draw:end-shape="id6" draw:end-glue-point="0" svg:d="M17086 12520l-2650 1136" svg:viewBox="0 0 2651 1137">
            <text:p/>
          </draw:connector>
          <draw:connector draw:style-name="gr5" draw:text-style-name="P3" draw:layer="layout" draw:type="line" svg:x1="17.086cm" svg:y1="12.52cm" svg:x2="16.639cm" svg:y2="13.656cm" draw:start-shape="id5" draw:start-glue-point="2" draw:end-shape="id7" draw:end-glue-point="0" svg:d="M17086 12520l-447 1136" svg:viewBox="0 0 448 1137">
            <text:p/>
          </draw:connector>
          <draw:connector draw:style-name="gr5" draw:text-style-name="P3" draw:layer="layout" draw:type="line" svg:x1="17.086cm" svg:y1="12.52cm" svg:x2="19.7cm" svg:y2="13.656cm" draw:start-shape="id5" draw:start-glue-point="2" draw:end-shape="id8" draw:end-glue-point="0" svg:d="M17086 12520l2614 1136" svg:viewBox="0 0 2615 1137">
            <text:p/>
          </draw:connector>
          <draw:connector draw:style-name="gr5" draw:text-style-name="P3" draw:layer="layout" draw:type="line" svg:x1="12.864cm" svg:y1="10.238cm" svg:x2="8.078cm" svg:y2="11.378cm" draw:start-shape="id9" draw:start-glue-point="2" draw:end-shape="id1" draw:end-glue-point="0" svg:d="M12864 10238l-4786 1140" svg:viewBox="0 0 4787 1141">
            <text:p/>
          </draw:connector>
          <draw:connector draw:style-name="gr5" draw:text-style-name="P3" draw:layer="layout" draw:type="line" svg:x1="12.864cm" svg:y1="10.238cm" svg:x2="17.086cm" svg:y2="11.378cm" draw:start-shape="id9" draw:start-glue-point="2" draw:end-shape="id5" draw:end-glue-point="0" svg:d="M12864 10238l4222 1140" svg:viewBox="0 0 4223 1141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ss Tree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3">One mass tree per contiguous group of bodies</text:span></text:p>
                <text:list>
                  <text:list-item>
                    <text:p><text:span text:style-name="T4">Hierarchy, what is attached </text:span><text:span text:style-name="T8">to</text:span><text:span text:style-name="T4"> what</text:span></text:p>
                  </text:list-item>
                  <text:list-item>
                    <text:p><text:span text:style-name="T4">Attachments abstract; not necessarily physical</text:span></text:p>
                  </text:list-item>
                  <text:list-item>
                    <text:p><text:span text:style-name="T4">Composite – vs. - Core</text:span></text:p>
                    <text:p><text:span text:style-name="T4"/></text:p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><text:span text:style-name="T3">Each body has:</text:span></text:p>
                <text:list>
                  <text:list-item>
                    <text:p><text:span text:style-name="T4">Structure point (</text:span><text:span text:style-name="T9">MassBasicPoint</text:span><text:span text:style-name="T4">),</text:span></text:p>
                  </text:list-item>
                  <text:list-item>
                    <text:p><text:span text:style-name="T4">Core properties (</text:span><text:span text:style-name="T9">MassProperties</text:span><text:span text:style-name="T4">),</text:span></text:p>
                  </text:list-item>
                  <text:list-item>
                    <text:p><text:span text:style-name="T4">Composite properties (</text:span><text:span text:style-name="T9">MassProperties</text:span><text:span text:style-name="T4">),</text:span></text:p>
                  </text:list-item>
                  <text:list-item>
                    <text:p><text:span text:style-name="T4">Mass Points (</text:span><text:span text:style-name="T9">MassPoint</text:span><text:span text:style-name="T4">, optional)</text:span></text:p>
                  </text:list-item>
                </text:list>
              </text:list-item>
            </text:list>
          </draw:text-box>
        </draw:frame>
        <draw:g>
          <draw:rect draw:style-name="gr9" draw:text-style-name="P4" draw:layer="layout" svg:width="4.718cm" svg:height="3.606cm" svg:x="22.714cm" svg:y="10.34cm">
            <text:p text:style-name="P2"><text:span text:style-name="T10"><text:s text:c="10"/></text:span><text:span text:style-name="T10">B3</text:span></text:p>
          </draw:rect>
          <draw:rect draw:style-name="gr9" draw:text-style-name="P4" draw:layer="layout" svg:width="4.714cm" svg:height="3.606cm" svg:x="17.598cm" svg:y="10.34cm">
            <text:p text:style-name="P2"><text:span text:style-name="T10"><text:s text:c="10"/></text:span><text:span text:style-name="T10">B2</text:span></text:p>
          </draw:rect>
          <draw:rect draw:style-name="gr9" draw:text-style-name="P4" draw:layer="layout" svg:width="4.717cm" svg:height="3.606cm" svg:x="9.251cm" svg:y="10.364cm">
            <text:p text:style-name="P2"><text:span text:style-name="T10"><text:s text:c="2"/></text:span><text:span text:style-name="T10">B1</text:span></text:p>
          </draw:rect>
          <draw:rect draw:style-name="gr8" draw:text-style-name="P3" draw:layer="layout" svg:width="7.571cm" svg:height="3.606cm" svg:x="12.505cm" svg:y="8.17cm">
            <text:p text:style-name="P2"><text:span text:style-name="T10"><text:s text:c="5"/></text:span><text:span text:style-name="T10">A</text:span></text:p>
          </draw:rect>
          <draw:rect draw:style-name="gr10" draw:text-style-name="P9" xml:id="id10" draw:id="id10" draw:layer="layout" svg:width="3.003cm" svg:height="0.604cm" svg:x="15.007cm" svg:y="8.474cm">
            <text:p text:style-name="P2"><text:span text:style-name="T5">struc_point</text:span></text:p>
          </draw:rect>
          <draw:rect draw:style-name="gr10" draw:text-style-name="P9" xml:id="id11" draw:id="id11" draw:layer="layout" svg:width="1.804cm" svg:height="0.601cm" svg:x="12.766cm" svg:y="10.745cm">
            <text:p text:style-name="P2"><text:span text:style-name="T5">c</text:span><text:span text:style-name="T5">o</text:span><text:span text:style-name="T5">r</text:span><text:span text:style-name="T5">e</text:span><text:span text:style-name="T5">_</text:span><text:span text:style-name="T5">p</text:span><text:span text:style-name="T5">r</text:span><text:span text:style-name="T5">o</text:span><text:span text:style-name="T5">p</text:span></text:p>
          </draw:rect>
          <draw:rect draw:style-name="gr10" draw:text-style-name="P9" xml:id="id12" draw:id="id12" draw:layer="layout" svg:width="2.402cm" svg:height="0.601cm" svg:x="14.775cm" svg:y="10.745cm">
            <text:p text:style-name="P2"><text:span text:style-name="T5">c</text:span><text:span text:style-name="T5">o</text:span><text:span text:style-name="T5">m</text:span><text:span text:style-name="T5">p</text:span><text:span text:style-name="T5">_</text:span><text:span text:style-name="T5">p</text:span><text:span text:style-name="T5">r</text:span><text:span text:style-name="T5">o</text:span><text:span text:style-name="T5">p</text:span></text:p>
          </draw:rect>
          <draw:rect draw:style-name="gr10" draw:text-style-name="P9" xml:id="id13" draw:id="id13" draw:layer="layout" svg:width="2.402cm" svg:height="0.601cm" svg:x="17.41cm" svg:y="10.745cm">
            <text:p text:style-name="P2"><text:span text:style-name="T5">M</text:span><text:span text:style-name="T5">a</text:span><text:span text:style-name="T5">s</text:span><text:span text:style-name="T5">s</text:span><text:span text:style-name="T5">P</text:span><text:span text:style-name="T5">o</text:span><text:span text:style-name="T5">i</text:span><text:span text:style-name="T5">n</text:span><text:span text:style-name="T5">t</text:span><text:span text:style-name="T5">1</text:span></text:p>
          </draw:rect>
          <draw:rect draw:style-name="gr11" draw:text-style-name="P10" xml:id="id15" draw:id="id15" draw:layer="layout" svg:width="2.402cm" svg:height="0.601cm" svg:x="23.416cm" svg:y="10.745cm">
            <text:p text:style-name="P2"><text:span text:style-name="T5">struc_point</text:span></text:p>
          </draw:rect>
          <draw:rect draw:style-name="gr11" draw:text-style-name="P10" xml:id="id16" draw:id="id16" draw:layer="layout" svg:width="2.608cm" svg:height="0.601cm" svg:x="9.6cm" svg:y="10.745cm">
            <text:p text:style-name="P2"><text:span text:style-name="T5">struc_point</text:span></text:p>
          </draw:rect>
          <draw:connector draw:style-name="gr5" draw:text-style-name="P3" draw:layer="layout" draw:type="line" svg:x1="16.508cm" svg:y1="9.078cm" svg:x2="13.668cm" svg:y2="10.745cm" draw:start-shape="id10" draw:start-glue-point="2" draw:end-shape="id11" draw:end-glue-point="0" svg:d="M16508 9078l-2840 1667" svg:viewBox="0 0 2841 1668">
            <text:p/>
          </draw:connector>
          <draw:connector draw:style-name="gr5" draw:text-style-name="P3" draw:layer="layout" draw:type="line" svg:x1="15.976cm" svg:y1="10.745cm" svg:x2="16.508cm" svg:y2="9.078cm" draw:start-shape="id12" draw:start-glue-point="0" draw:end-shape="id10" draw:end-glue-point="2" svg:d="M15976 10745l532-1667" svg:viewBox="0 0 533 1668">
            <text:p/>
          </draw:connector>
          <draw:connector draw:style-name="gr5" draw:text-style-name="P3" draw:layer="layout" draw:type="line" svg:x1="18.611cm" svg:y1="10.745cm" svg:x2="16.508cm" svg:y2="9.078cm" draw:start-shape="id13" draw:start-glue-point="0" draw:end-shape="id10" draw:end-glue-point="2" svg:d="M18611 10745l-2103-1667" svg:viewBox="0 0 2104 1668">
            <text:p/>
          </draw:connector>
          <draw:connector draw:style-name="gr12" draw:text-style-name="P3" draw:layer="layout" draw:type="line" svg:x1="21.186cm" svg:y1="10.745cm" svg:x2="16.508cm" svg:y2="9.078cm" draw:start-shape="id14" draw:start-glue-point="0" draw:end-shape="id10" draw:end-glue-point="2" svg:d="M21186 10745l-4678-1667" svg:viewBox="0 0 4679 1668">
            <text:p/>
          </draw:connector>
          <draw:connector draw:style-name="gr12" draw:text-style-name="P3" draw:layer="layout" draw:type="line" svg:x1="24.617cm" svg:y1="10.745cm" svg:x2="16.508cm" svg:y2="9.078cm" draw:start-shape="id15" draw:start-glue-point="0" draw:end-shape="id10" draw:end-glue-point="2" svg:d="M24617 10745l-8109-1667" svg:viewBox="0 0 8110 1668">
            <text:p/>
          </draw:connector>
          <draw:connector draw:style-name="gr12" draw:text-style-name="P3" draw:layer="layout" draw:type="line" svg:x1="10.904cm" svg:y1="10.745cm" svg:x2="16.508cm" svg:y2="9.078cm" draw:start-shape="id16" draw:start-glue-point="0" draw:end-shape="id10" draw:end-glue-point="2" svg:d="M10904 10745l5604-1667" svg:viewBox="0 0 5605 1668">
            <text:p/>
          </draw:connector>
          <draw:rect draw:style-name="gr11" draw:text-style-name="P10" xml:id="id17" draw:id="id17" draw:layer="layout" svg:width="1.801cm" svg:height="0.599cm" svg:x="9.394cm" svg:y="13.148cm">
            <text:p text:style-name="P2"><text:span text:style-name="T5">core_prop</text:span></text:p>
          </draw:rect>
          <draw:rect draw:style-name="gr11" draw:text-style-name="P10" xml:id="id18" draw:id="id18" draw:layer="layout" svg:width="2.404cm" svg:height="0.599cm" svg:x="11.402cm" svg:y="13.148cm">
            <text:p text:style-name="P2"><text:span text:style-name="T5">comp_prop</text:span></text:p>
          </draw:rect>
          <draw:rect draw:style-name="gr11" draw:text-style-name="P10" xml:id="id14" draw:id="id14" draw:layer="layout" svg:width="2.06cm" svg:height="0.601cm" svg:x="20.156cm" svg:y="10.745cm">
            <text:p text:style-name="P2"><text:span text:style-name="T5">stru</text:span><text:span text:style-name="T5">c_p</text:span><text:span text:style-name="T5">oint</text:span></text:p>
          </draw:rect>
          <draw:rect draw:style-name="gr11" draw:text-style-name="P10" xml:id="id19" draw:id="id19" draw:layer="layout" svg:width="1.805cm" svg:height="0.599cm" svg:x="17.727cm" svg:y="13.148cm">
            <text:p text:style-name="P2"><text:span text:style-name="T5">core_prop</text:span></text:p>
          </draw:rect>
          <draw:rect draw:style-name="gr11" draw:text-style-name="P10" xml:id="id20" draw:id="id20" draw:layer="layout" svg:width="2.405cm" svg:height="0.599cm" svg:x="19.812cm" svg:y="13.148cm">
            <text:p text:style-name="P2"><text:span text:style-name="T5">comp_pro</text:span><text:span text:style-name="T5">p</text:span></text:p>
          </draw:rect>
          <draw:rect draw:style-name="gr11" draw:text-style-name="P10" xml:id="id21" draw:id="id21" draw:layer="layout" svg:width="1.8cm" svg:height="0.604cm" svg:x="22.837cm" svg:y="13.15cm">
            <text:p text:style-name="P2"><text:span text:style-name="T5">core_pro</text:span><text:span text:style-name="T5">p</text:span></text:p>
          </draw:rect>
          <draw:rect draw:style-name="gr11" draw:text-style-name="P10" xml:id="id22" draw:id="id22" draw:layer="layout" svg:width="2.404cm" svg:height="0.604cm" svg:x="24.844cm" svg:y="13.15cm">
            <text:p text:style-name="P2"><text:span text:style-name="T5">comp_p</text:span><text:span text:style-name="T5">rop</text:span></text:p>
          </draw:rect>
          <draw:connector draw:style-name="gr5" draw:text-style-name="P3" draw:layer="layout" draw:type="line" svg:x1="10.904cm" svg:y1="11.346cm" svg:x2="10.294cm" svg:y2="13.148cm" draw:start-shape="id16" draw:start-glue-point="2" draw:end-shape="id17" draw:end-glue-point="0" svg:d="M10904 11346l-610 1802" svg:viewBox="0 0 611 1803">
            <text:p/>
          </draw:connector>
          <draw:connector draw:style-name="gr5" draw:text-style-name="P3" draw:layer="layout" draw:type="line" svg:x1="12.604cm" svg:y1="13.148cm" svg:x2="10.904cm" svg:y2="11.346cm" draw:start-shape="id18" draw:start-glue-point="0" draw:end-shape="id16" draw:end-glue-point="2" svg:d="M12604 13148l-1700-1802" svg:viewBox="0 0 1701 1803">
            <text:p/>
          </draw:connector>
          <draw:connector draw:style-name="gr5" draw:text-style-name="P3" draw:layer="layout" draw:type="line" svg:x1="18.629cm" svg:y1="13.148cm" svg:x2="21.186cm" svg:y2="11.346cm" draw:start-shape="id19" draw:start-glue-point="0" draw:end-shape="id14" draw:end-glue-point="2" svg:d="M18629 13148l2557-1802" svg:viewBox="0 0 2558 1803">
            <text:p/>
          </draw:connector>
          <draw:connector draw:style-name="gr5" draw:text-style-name="P3" draw:layer="layout" draw:type="line" svg:x1="21.014cm" svg:y1="13.148cm" svg:x2="21.186cm" svg:y2="11.346cm" draw:start-shape="id20" draw:start-glue-point="0" draw:end-shape="id14" draw:end-glue-point="2" svg:d="M21014 13148l172-1802" svg:viewBox="0 0 173 1803">
            <text:p/>
          </draw:connector>
          <draw:connector draw:style-name="gr5" draw:text-style-name="P3" draw:layer="layout" draw:type="line" svg:x1="23.737cm" svg:y1="13.15cm" svg:x2="24.617cm" svg:y2="11.346cm" draw:start-shape="id21" draw:start-glue-point="0" draw:end-shape="id15" draw:end-glue-point="2" svg:d="M23737 13150l880-1804" svg:viewBox="0 0 881 1805">
            <text:p/>
          </draw:connector>
          <draw:connector draw:style-name="gr5" draw:text-style-name="P3" draw:layer="layout" draw:type="line" svg:x1="26.046cm" svg:y1="13.15cm" svg:x2="24.617cm" svg:y2="11.346cm" draw:start-shape="id22" draw:start-glue-point="0" draw:end-shape="id15" draw:end-glue-point="2" svg:d="M26046 13150l-1429-1804" svg:viewBox="0 0 1430 1805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1">Addin</text:span><text:span text:style-name="T11">g </text:span><text:span text:style-name="T11">Point</text:span><text:span text:style-name="T11">s of </text:span><text:span text:style-name="T11">Intere</text:span><text:span text:style-name="T11">s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oints of interest (</text:span><text:span text:style-name="T12">MassPoint</text:span><text:span text:style-name="T3">) can be added to a </text:span><text:span text:style-name="T12">MassBody</text:span><text:span text:style-name="T3"> with the </text:span><text:span text:style-name="T12">MassBodyInit</text:span><text:span text:style-name="T3"> body-action.</text:span></text:p>
              </text:list-item>
              <text:list-item>
                <text:p><text:span text:style-name="T3">Inheritance Hierarchy:</text:span></text:p>
                <text:list>
                  <text:list-item>
                    <text:p><text:span text:style-name="T12">MassPoint</text:span><text:span text:style-name="T3"> is a </text:span><text:span text:style-name="T12">MassBasicPoint</text:span><text:span text:style-name="T3"> with:</text:span></text:p>
                    <text:list>
                      <text:list-item>
                        <text:p><text:span text:style-name="T3">Name</text:span></text:p>
                      </text:list-item>
                    </text:list>
                  </text:list-item>
                  <text:list-item>
                    <text:p><text:span text:style-name="T12">MassBasicPoint</text:span><text:span text:style-name="T3"> (e.g. </text:span><text:span text:style-name="T12">structure</text:span><text:span text:style-name="T3">_</text:span><text:span text:style-name="T12">point</text:span><text:span text:style-name="T3">) is a </text:span><text:span text:style-name="T12">MassPointState</text:span><text:span text:style-name="T3"> <text:s/></text:span></text:p>
                  </text:list-item>
                  <text:list-item>
                    <text:p><text:span text:style-name="T12">MassPointState</text:span><text:span text:style-name="T3"> has:</text:span></text:p>
                    <text:list>
                      <text:list-item>
                        <text:p><text:span text:style-name="T6">Position</text:span></text:p>
                      </text:list-item>
                      <text:list-item>
                        <text:p><text:span text:style-name="T6">Orientation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12">MassProperties</text:span><text:span text:style-name="T3"> (e.g. </text:span><text:span text:style-name="T12">core</text:span><text:span text:style-name="T3">_</text:span><text:span text:style-name="T12">properties</text:span><text:span text:style-name="T3">, </text:span><text:span text:style-name="T12">composite</text:span><text:span text:style-name="T3">_</text:span><text:span text:style-name="T12">properties</text:span><text:span text:style-name="T3">) is a </text:span><text:span text:style-name="T12">MassBasicPoint</text:span><text:span text:style-name="T3"> with:</text:span></text:p>
                    <text:list>
                      <text:list-item>
                        <text:p><text:span text:style-name="T3">Mass</text:span></text:p>
                      </text:list-item>
                      <text:list-item>
                        <text:p><text:span text:style-name="T3">Inertia tens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ipulating the Mass Tr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ttachments</text:span></text:p>
                <text:p><text:span text:style-name="T3"/></text:p>
                <text:p><text:span text:style-name="T3"/></text:p>
                <text:p><text:span text:style-name="T3"/></text:p>
                <text:list>
                  <text:list-item>
                    <text:p><text:span text:style-name="T3">C3c to B3:</text:span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B3 to A <text:s/>or <text:s/>C3* to A:</text:span></text:p>
                    <text:p><text:span text:style-name="T13">(visual - abstract nature)</text:span></text:p>
                  </text:list-item>
                </text:list>
              </text:list-item>
            </text:list>
          </draw:text-box>
        </draw:frame>
        <draw:g>
          <draw:rect draw:style-name="gr2" draw:text-style-name="P3" draw:layer="layout" svg:width="1.417cm" svg:height="0.71cm" svg:x="14.407cm" svg:y="4.332cm">
            <text:p text:style-name="P2"><text:span text:style-name="T1">A</text:span></text:p>
          </draw:rect>
          <draw:rect draw:style-name="gr3" draw:text-style-name="P4" draw:layer="layout" svg:width="1.417cm" svg:height="0.71cm" svg:x="12.283cm" svg:y="5.746cm">
            <text:p text:style-name="P2"><text:span text:style-name="T1">B1</text:span></text:p>
          </draw:rect>
          <draw:rect draw:style-name="gr3" draw:text-style-name="P4" draw:layer="layout" svg:width="1.417cm" svg:height="0.71cm" svg:x="14.407cm" svg:y="5.746cm">
            <text:p text:style-name="P2"><text:span text:style-name="T1">B2</text:span></text:p>
          </draw:rect>
          <draw:rect draw:style-name="gr3" draw:text-style-name="P4" draw:layer="layout" svg:width="1.415cm" svg:height="0.71cm" svg:x="17.596cm" svg:y="4.332cm">
            <text:p text:style-name="P2"><text:span text:style-name="T1">B3</text:span></text:p>
          </draw:rect>
          <draw:rect draw:style-name="gr4" draw:text-style-name="P5" draw:layer="layout" svg:width="1.415cm" svg:height="0.71cm" svg:x="11.22cm" svg:y="7.164cm">
            <text:p text:style-name="P2"><text:span text:style-name="T1">C1a</text:span></text:p>
          </draw:rect>
          <draw:rect draw:style-name="gr4" draw:text-style-name="P5" draw:layer="layout" svg:width="1.417cm" svg:height="0.71cm" svg:x="12.991cm" svg:y="7.164cm">
            <text:p text:style-name="P2"><text:span text:style-name="T1">C1b</text:span></text:p>
          </draw:rect>
          <draw:rect draw:style-name="gr4" draw:text-style-name="P5" draw:layer="layout" svg:width="1.417cm" svg:height="0.71cm" svg:x="16.531cm" svg:y="5.746cm">
            <text:p text:style-name="P2"><text:span text:style-name="T1">C3a</text:span></text:p>
          </draw:rect>
          <draw:rect draw:style-name="gr4" draw:text-style-name="P5" draw:layer="layout" svg:width="1.419cm" svg:height="0.71cm" svg:x="18.302cm" svg:y="5.746cm">
            <text:p text:style-name="P2"><text:span text:style-name="T1">C3b</text:span></text:p>
          </draw:rect>
          <draw:rect draw:style-name="gr4" draw:text-style-name="P5" draw:layer="layout" svg:width="1.415cm" svg:height="0.71cm" svg:x="20.429cm" svg:y="4.332cm">
            <text:p text:style-name="P2"><text:span text:style-name="T1">C3c</text:span></text:p>
          </draw:rect>
          <draw:line draw:style-name="gr5" draw:text-style-name="P3" draw:layer="layout" svg:x1="15.115cm" svg:y1="5.039cm" svg:x2="12.99cm" svg:y2="5.747cm">
            <text:p/>
          </draw:line>
          <draw:line draw:style-name="gr5" draw:text-style-name="P3" draw:layer="layout" svg:x1="15.115cm" svg:y1="5.747cm" svg:x2="15.115cm" svg:y2="5.039cm">
            <text:p/>
          </draw:line>
          <draw:line draw:style-name="gr5" draw:text-style-name="P3" draw:layer="layout" svg:x1="11.928cm" svg:y1="7.165cm" svg:x2="12.99cm" svg:y2="6.457cm">
            <text:p/>
          </draw:line>
          <draw:line draw:style-name="gr5" draw:text-style-name="P3" draw:layer="layout" svg:x1="13.698cm" svg:y1="7.165cm" svg:x2="12.99cm" svg:y2="6.457cm">
            <text:p/>
          </draw:line>
          <draw:line draw:style-name="gr5" draw:text-style-name="P3" draw:layer="layout" svg:x1="17.24cm" svg:y1="5.747cm" svg:x2="18.302cm" svg:y2="5.039cm">
            <text:p/>
          </draw:line>
          <draw:line draw:style-name="gr5" draw:text-style-name="P3" draw:layer="layout" svg:x1="19.01cm" svg:y1="5.747cm" svg:x2="18.302cm" svg:y2="5.039cm">
            <text:p/>
          </draw:line>
        </draw:g>
        <draw:g>
          <draw:rect draw:style-name="gr2" draw:text-style-name="P3" draw:layer="layout" svg:width="1.412cm" svg:height="0.706cm" svg:x="14.861cm" svg:y="9.678cm">
            <text:p text:style-name="P2"><text:span text:style-name="T1">A</text:span></text:p>
          </draw:rect>
          <draw:rect draw:style-name="gr3" draw:text-style-name="P4" draw:layer="layout" svg:width="1.414cm" svg:height="0.708cm" svg:x="12.743cm" svg:y="11.089cm">
            <text:p text:style-name="P2"><text:span text:style-name="T1">B1</text:span></text:p>
          </draw:rect>
          <draw:rect draw:style-name="gr3" draw:text-style-name="P4" draw:layer="layout" svg:width="1.412cm" svg:height="0.708cm" svg:x="14.861cm" svg:y="11.089cm">
            <text:p text:style-name="P2"><text:span text:style-name="T1">B2</text:span></text:p>
          </draw:rect>
          <draw:rect draw:style-name="gr3" draw:text-style-name="P4" draw:layer="layout" svg:width="1.412cm" svg:height="0.706cm" svg:x="18.69cm" svg:y="9.678cm">
            <text:p text:style-name="P2"><text:span text:style-name="T1">B3</text:span></text:p>
          </draw:rect>
          <draw:rect draw:style-name="gr4" draw:text-style-name="P5" draw:layer="layout" svg:width="1.412cm" svg:height="0.706cm" svg:x="11.684cm" svg:y="12.502cm">
            <text:p text:style-name="P2"><text:span text:style-name="T1">C1a</text:span></text:p>
          </draw:rect>
          <draw:rect draw:style-name="gr4" draw:text-style-name="P5" draw:layer="layout" svg:width="1.414cm" svg:height="0.706cm" svg:x="13.448cm" svg:y="12.502cm">
            <text:p text:style-name="P2"><text:span text:style-name="T1">C1b</text:span></text:p>
          </draw:rect>
          <draw:rect draw:style-name="gr4" draw:text-style-name="P5" draw:layer="layout" svg:width="1.412cm" svg:height="0.708cm" svg:x="17.632cm" svg:y="11.089cm">
            <text:p text:style-name="P2"><text:span text:style-name="T1">C3a</text:span></text:p>
          </draw:rect>
          <draw:rect draw:style-name="gr4" draw:text-style-name="P5" draw:layer="layout" svg:width="1.414cm" svg:height="0.708cm" svg:x="19.396cm" svg:y="11.089cm">
            <text:p text:style-name="P2"><text:span text:style-name="T1">C3b</text:span></text:p>
          </draw:rect>
          <draw:rect draw:style-name="gr4" draw:text-style-name="P5" draw:layer="layout" svg:width="1.412cm" svg:height="0.708cm" svg:x="21.162cm" svg:y="11.089cm">
            <text:p text:style-name="P2"><text:span text:style-name="T1">C3c</text:span></text:p>
          </draw:rect>
          <draw:line draw:style-name="gr5" draw:text-style-name="P3" draw:layer="layout" svg:x1="15.567cm" svg:y1="10.385cm" svg:x2="13.449cm" svg:y2="11.091cm">
            <text:p/>
          </draw:line>
          <draw:line draw:style-name="gr5" draw:text-style-name="P3" draw:layer="layout" svg:x1="15.565cm" svg:y1="11.091cm" svg:x2="15.565cm" svg:y2="10.385cm">
            <text:p/>
          </draw:line>
          <draw:line draw:style-name="gr5" draw:text-style-name="P3" draw:layer="layout" svg:x1="12.39cm" svg:y1="12.502cm" svg:x2="13.449cm" svg:y2="11.796cm">
            <text:p/>
          </draw:line>
          <draw:line draw:style-name="gr5" draw:text-style-name="P3" draw:layer="layout" svg:x1="14.155cm" svg:y1="12.502cm" svg:x2="13.449cm" svg:y2="11.796cm">
            <text:p/>
          </draw:line>
          <draw:line draw:style-name="gr5" draw:text-style-name="P3" draw:layer="layout" svg:x1="18.336cm" svg:y1="11.091cm" svg:x2="19.395cm" svg:y2="10.385cm">
            <text:p/>
          </draw:line>
          <draw:line draw:style-name="gr5" draw:text-style-name="P3" draw:layer="layout" svg:x1="20.102cm" svg:y1="11.091cm" svg:x2="19.396cm" svg:y2="10.385cm">
            <text:p/>
          </draw:line>
          <draw:line draw:style-name="gr5" draw:text-style-name="P3" draw:layer="layout" svg:x1="21.867cm" svg:y1="11.091cm" svg:x2="19.396cm" svg:y2="10.385cm">
            <text:p/>
          </draw:line>
        </draw:g>
        <draw:g>
          <draw:rect draw:style-name="gr2" draw:text-style-name="P3" draw:layer="layout" svg:width="1.361cm" svg:height="0.682cm" svg:x="14.024cm" svg:y="14.883cm">
            <text:p text:style-name="P2"><text:span text:style-name="T1">A</text:span></text:p>
          </draw:rect>
          <draw:rect draw:style-name="gr3" draw:text-style-name="P4" draw:layer="layout" svg:width="1.362cm" svg:height="0.68cm" svg:x="11.982cm" svg:y="16.245cm">
            <text:p text:style-name="P2"><text:span text:style-name="T1">B1</text:span></text:p>
          </draw:rect>
          <draw:rect draw:style-name="gr3" draw:text-style-name="P4" draw:layer="layout" svg:width="1.361cm" svg:height="0.68cm" svg:x="14.024cm" svg:y="16.245cm">
            <text:p text:style-name="P2"><text:span text:style-name="T1">B2</text:span></text:p>
          </draw:rect>
          <draw:rect draw:style-name="gr3" draw:text-style-name="P4" draw:layer="layout" svg:width="1.364cm" svg:height="0.68cm" svg:x="16.063cm" svg:y="16.245cm">
            <text:p text:style-name="P2"><text:span text:style-name="T1">B3</text:span></text:p>
          </draw:rect>
          <draw:rect draw:style-name="gr4" draw:text-style-name="P5" draw:layer="layout" svg:width="1.362cm" svg:height="0.682cm" svg:x="10.958cm" svg:y="17.606cm">
            <text:p text:style-name="P2"><text:span text:style-name="T1">C1a</text:span></text:p>
          </draw:rect>
          <draw:rect draw:style-name="gr4" draw:text-style-name="P5" draw:layer="layout" svg:width="1.364cm" svg:height="0.682cm" svg:x="12.661cm" svg:y="17.606cm">
            <text:p text:style-name="P2"><text:span text:style-name="T1">C1b</text:span></text:p>
          </draw:rect>
          <draw:rect draw:style-name="gr4" draw:text-style-name="P5" draw:layer="layout" svg:width="1.362cm" svg:height="0.682cm" svg:x="15.045cm" svg:y="17.606cm">
            <text:p text:style-name="P2"><text:span text:style-name="T1">C3a</text:span></text:p>
          </draw:rect>
          <draw:rect draw:style-name="gr4" draw:text-style-name="P5" draw:layer="layout" svg:width="1.362cm" svg:height="0.682cm" svg:x="16.748cm" svg:y="17.606cm">
            <text:p text:style-name="P2"><text:span text:style-name="T1">C3b</text:span></text:p>
          </draw:rect>
          <draw:rect draw:style-name="gr4" draw:text-style-name="P5" draw:layer="layout" svg:width="1.362cm" svg:height="0.682cm" svg:x="18.45cm" svg:y="17.606cm">
            <text:p text:style-name="P2"><text:span text:style-name="T1">C3c</text:span></text:p>
          </draw:rect>
          <draw:line draw:style-name="gr5" draw:text-style-name="P3" draw:layer="layout" svg:x1="14.704cm" svg:y1="15.564cm" svg:x2="12.662cm" svg:y2="16.245cm">
            <text:p/>
          </draw:line>
          <draw:line draw:style-name="gr5" draw:text-style-name="P3" draw:layer="layout" svg:x1="14.704cm" svg:y1="16.245cm" svg:x2="14.704cm" svg:y2="15.564cm">
            <text:p/>
          </draw:line>
          <draw:line draw:style-name="gr5" draw:text-style-name="P3" draw:layer="layout" svg:x1="16.746cm" svg:y1="16.245cm" svg:x2="14.704cm" svg:y2="15.564cm">
            <text:p/>
          </draw:line>
          <draw:line draw:style-name="gr5" draw:text-style-name="P3" draw:layer="layout" svg:x1="11.64cm" svg:y1="17.608cm" svg:x2="12.661cm" svg:y2="16.927cm">
            <text:p/>
          </draw:line>
          <draw:line draw:style-name="gr5" draw:text-style-name="P3" draw:layer="layout" svg:x1="13.343cm" svg:y1="17.608cm" svg:x2="12.662cm" svg:y2="16.927cm">
            <text:p/>
          </draw:line>
          <draw:line draw:style-name="gr5" draw:text-style-name="P3" draw:layer="layout" svg:x1="15.726cm" svg:y1="17.608cm" svg:x2="16.747cm" svg:y2="16.927cm">
            <text:p/>
          </draw:line>
          <draw:line draw:style-name="gr5" draw:text-style-name="P3" draw:layer="layout" svg:x1="17.425cm" svg:y1="17.608cm" svg:x2="16.744cm" svg:y2="16.927cm">
            <text:p/>
          </draw:line>
          <draw:line draw:style-name="gr5" draw:text-style-name="P3" draw:layer="layout" svg:x1="19.127cm" svg:y1="17.608cm" svg:x2="16.744cm" svg:y2="16.927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1">Refer</text:span><text:span text:style-name="T11">ence </text:span><text:span text:style-name="T11">Fram</text:span><text:span text:style-name="T11">e </text:span><text:span text:style-name="T11">Tree </text:span><text:span text:style-name="T11">and </text:span><text:span text:style-name="T11">Mass </text:span><text:span text:style-name="T11">Tree</text:span>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Concepts:</text:span></text:p>
                <text:list>
                  <text:list-item>
                    <text:p><text:span text:style-name="T4">composite_body, composite_properties</text:span></text:p>
                  </text:list-item>
                  <text:list-item>
                    <text:p><text:span text:style-name="T4">core_body, core_properties</text:span></text:p>
                  </text:list-item>
                  <text:list-item>
                    <text:p><text:span text:style-name="T4">structure, structure_point</text:span></text:p>
                  </text:list-item>
                  <text:list-item>
                    <text:p><text:span text:style-name="T4">DynBody, MassBody</text:span></text:p>
                  </text:list-item>
                </text:list>
              </text:list-item>
              <text:list-item>
                <text:p><text:span text:style-name="T3">DynBody is a MassBody.</text:span></text:p>
                <text:list>
                  <text:list-item>
                    <text:p><text:span text:style-name="T4">sub-frames associated with mass-points</text:span></text:p>
                  </text:list-item>
                  <text:list-item>
                    <text:p><text:span text:style-name="T4">composite_body frame:</text:span></text:p>
                    <text:list>
                      <text:list-item>
                        <text:p><text:span text:style-name="T6">Has same position as composite_properties</text:span></text:p>
                        <text:list>
                          <text:list-item>
                            <text:p><text:span text:style-name="T6">composite_body is known relative to inertial frame</text:span></text:p>
                          </text:list-item>
                          <text:list-item>
                            <text:p><text:span text:style-name="T6">composite_properties is known relative to structural</text:span></text:p>
                            <text:p><text:span text:style-name="T6"/></text:p>
                          </text:list-item>
                        </text:list>
                      </text:list-item>
                      <text:list-item>
                        <text:p><text:span text:style-name="T6">Has same orientation as composite_properties</text:span></text:p>
                        <text:list>
                          <text:list-item>
                            <text:p><text:span text:style-name="T6">Likewise</text:span></text:p>
                          </text:list-item>
                          <text:list-item>
                            <text:p><text:span text:style-name="T6">Thus inertial position and orientation of structural is defined</text:span></text:p>
                          </text:list-item>
                        </text:list>
                        <text:p><text:span text:style-name="T6"/></text:p>
                      </text:list-item>
                    </text:list>
                  </text:list-item>
                  <text:list-item>
                    <text:p><text:span text:style-name="T4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1">Addin</text:span><text:span text:style-name="T11">g </text:span><text:span text:style-name="T11">Refer</text:span><text:span text:style-name="T11">ence </text:span><text:span text:style-name="T11">Fram</text:span><text:span text:style-name="T11">es </text:span><text:span text:style-name="T11"><text:line-break/></text:span><text:span text:style-name="T11">(and </text:span><text:span text:style-name="T11">Mass </text:span><text:span text:style-name="T11">Point</text:span><text:span text:style-name="T11">s)</text:span>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Simplest method to add a reference frame is to add a </text:span><text:span text:style-name="T3">mass-point to a </text:span><text:span text:style-name="T12">DynBody</text:span><text:span text:style-name="T3"> via the Body-action </text:span><text:span text:style-name="T12">MassBodyInit</text:span></text:p>
                <text:list>
                  <text:list-item>
                    <text:p><text:span text:style-name="T6">Creates a new </text:span><text:span text:style-name="T14">BodyRefFrame</text:span></text:p>
                  </text:list-item>
                  <text:list-item>
                    <text:p><text:span text:style-name="T6">Adds new frame as a child of </text:span><text:span text:style-name="T14">DynBody’s</text:span><text:span text:style-name="T6"> integration frame</text:span></text:p>
                  </text:list-item>
                  <text:list-item>
                    <text:p><text:span text:style-name="T6">Adds the new frame to the Dynamics Manager for maintenance</text:span></text:p>
                  </text:list-item>
                </text:list>
              </text:list-item>
              <text:list-item>
                <text:p><text:span text:style-name="T3">Alternative:</text:span></text:p>
                <text:list>
                  <text:list-item>
                    <text:p><text:span text:style-name="T6">Create a frame</text:span></text:p>
                  </text:list-item>
                  <text:list-item>
                    <text:p><text:span text:style-name="T6">Add it to the tree (add_frame_to_tree)</text:span></text:p>
                  </text:list-item>
                  <text:list-item>
                    <text:p><text:span text:style-name="T6">Add it to the Dynamics Manager (add_frame)</text:span></text:p>
                  </text:list-item>
                  <text:list-item>
                    <text:p><text:span text:style-name="T6">Subscribe to it</text:span></text:p>
                  </text:list-item>
                </text:list>
              </text:list-item>
              <text:list-item>
                <text:p><text:span text:style-name="T3">Recover a MassPoint with </text:span><text:span text:style-name="T12">find_mass_point</text:span></text:p>
              </text:list-item>
              <text:list-item>
                <text:p><text:span text:style-name="T3">Recover a BodyRefFrame with </text:span><text:span text:style-name="T12">find_vehicle_poi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1">Resp</text:span><text:span text:style-name="T11">onse </text:span><text:span text:style-name="T11">of </text:span><text:span text:style-name="T11">Refer</text:span><text:span text:style-name="T11">ence </text:span><text:span text:style-name="T11">Fram</text:span><text:span text:style-name="T11">e </text:span><text:span text:style-name="T11">Tree </text:span><text:span text:style-name="T11">to </text:span><text:span text:style-name="T11">Mani</text:span><text:span text:style-name="T11">pulati</text:span><text:span text:style-name="T11">on of </text:span><text:span text:style-name="T11">Mass </text:span><text:span text:style-name="T11">Tre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Mass Tre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Reference Frame Tree</text:span></text:p>
                <text:p/>
                <text:p/>
                <text:p/>
              </text:list-header>
              <text:list-item>
                <text:p><text:span text:style-name="T4">Attach the bodies:</text:span></text:p>
              </text:list-item>
              <text:list-item>
                <text:p><text:span text:style-name="T4">Frames of attached bodies are siblings</text:span></text:p>
                <text:p><text:span text:style-name="T4"/></text:p>
              </text:list-item>
            </text:list>
          </draw:text-box>
        </draw:frame>
        <draw:g>
          <draw:rect draw:style-name="gr11" draw:text-style-name="P12" draw:layer="layout" svg:width="1.906cm" svg:height="0.636cm" svg:x="4.698cm" svg:y="8.254cm">
            <text:p text:style-name="P2"><text:span text:style-name="T15">B</text:span></text:p>
          </draw:rect>
          <draw:rect draw:style-name="gr11" draw:text-style-name="P12" draw:layer="layout" svg:width="1.906cm" svg:height="0.636cm" svg:x="2.158cm" svg:y="8.254cm">
            <text:p text:style-name="P2"><text:span text:style-name="T15">A</text:span></text:p>
          </draw:rect>
        </draw:g>
        <draw:g>
          <draw:rect draw:style-name="gr13" draw:text-style-name="P13" xml:id="id24" draw:id="id24" draw:layer="layout" svg:width="1.743cm" svg:height="0.544cm" svg:x="10.77cm" svg:y="8.49cm">
            <text:p text:style-name="P2"><text:span text:style-name="T15">Planet A</text:span></text:p>
          </draw:rect>
          <draw:rect draw:style-name="gr14" draw:text-style-name="P14" xml:id="id28" draw:id="id28" draw:layer="layout" svg:width="1.745cm" svg:height="0.544cm" svg:x="18.327cm" svg:y="8.49cm">
            <text:p text:style-name="P2"><text:span text:style-name="T15">Planet B</text:span></text:p>
          </draw:rect>
          <draw:rect draw:style-name="gr2" draw:text-style-name="P15" xml:id="id23" draw:id="id23" draw:layer="layout" svg:width="1.743cm" svg:height="0.546cm" svg:x="8.446cm" svg:y="10.122cm">
            <text:p text:style-name="P2"><text:span text:style-name="T15">A - struc</text:span></text:p>
          </draw:rect>
          <draw:rect draw:style-name="gr2" draw:text-style-name="P15" xml:id="id25" draw:id="id25" draw:layer="layout" svg:width="2.326cm" svg:height="0.546cm" svg:x="10.319cm" svg:y="10.122cm">
            <text:p text:style-name="P2"><text:span text:style-name="T15">A - core-</text:span><text:span text:style-name="T15">body</text:span></text:p>
          </draw:rect>
          <draw:rect draw:style-name="gr2" draw:text-style-name="P15" xml:id="id26" draw:id="id26" draw:layer="layout" svg:width="2.326cm" svg:height="0.546cm" svg:x="12.799cm" svg:y="10.122cm">
            <text:p text:style-name="P2"><text:span text:style-name="T15">A </text:span><text:span text:style-name="T15">- </text:span><text:span text:style-name="T15">c</text:span><text:span text:style-name="T15">o</text:span><text:span text:style-name="T15">m</text:span><text:span text:style-name="T15">p</text:span><text:span text:style-name="T15">-</text:span><text:span text:style-name="T15">b</text:span><text:span text:style-name="T15">o</text:span><text:span text:style-name="T15">d</text:span><text:span text:style-name="T15">y</text:span></text:p>
          </draw:rect>
          <draw:rect draw:style-name="gr3" draw:text-style-name="P16" xml:id="id27" draw:id="id27" draw:layer="layout" svg:width="1.745cm" svg:height="0.546cm" svg:x="16cm" svg:y="10.122cm">
            <text:p text:style-name="P2"><text:span text:style-name="T15">B </text:span><text:span text:style-name="T15">- </text:span><text:span text:style-name="T15">s</text:span><text:span text:style-name="T15">tr</text:span><text:span text:style-name="T15">u</text:span><text:span text:style-name="T15">c</text:span></text:p>
          </draw:rect>
          <draw:rect draw:style-name="gr3" draw:text-style-name="P16" xml:id="id29" draw:id="id29" draw:layer="layout" svg:width="2.326cm" svg:height="0.546cm" svg:x="17.9cm" svg:y="10.122cm">
            <text:p text:style-name="P2"><text:span text:style-name="T15">B - core-body</text:span></text:p>
          </draw:rect>
          <draw:rect draw:style-name="gr3" draw:text-style-name="P16" xml:id="id30" draw:id="id30" draw:layer="layout" svg:width="2.326cm" svg:height="0.546cm" svg:x="20.348cm" svg:y="10.122cm">
            <text:p text:style-name="P2"><text:span text:style-name="T15">B - comp-body</text:span></text:p>
          </draw:rect>
          <draw:connector draw:style-name="gr5" draw:text-style-name="P3" draw:layer="layout" draw:type="line" svg:x1="9.317cm" svg:y1="10.122cm" svg:x2="11.641cm" svg:y2="9.034cm" draw:start-shape="id23" draw:start-glue-point="0" draw:end-shape="id24" draw:end-glue-point="2" svg:d="M9317 10122l2324-1088" svg:viewBox="0 0 2325 1089">
            <text:p/>
          </draw:connector>
          <draw:connector draw:style-name="gr5" draw:text-style-name="P3" draw:layer="layout" draw:type="line" svg:x1="11.482cm" svg:y1="10.122cm" svg:x2="11.641cm" svg:y2="9.034cm" draw:start-shape="id25" draw:start-glue-point="0" draw:end-shape="id24" draw:end-glue-point="2" svg:d="M11482 10122l159-1088" svg:viewBox="0 0 160 1089">
            <text:p/>
          </draw:connector>
          <draw:connector draw:style-name="gr5" draw:text-style-name="P3" draw:layer="layout" draw:type="line" svg:x1="13.962cm" svg:y1="10.122cm" svg:x2="11.641cm" svg:y2="9.034cm" draw:start-shape="id26" draw:start-glue-point="0" draw:end-shape="id24" draw:end-glue-point="2" svg:d="M13962 10122l-2321-1088" svg:viewBox="0 0 2322 1089">
            <text:p/>
          </draw:connector>
          <draw:connector draw:style-name="gr5" draw:text-style-name="P3" draw:layer="layout" draw:type="line" svg:x1="16.872cm" svg:y1="10.122cm" svg:x2="19.199cm" svg:y2="9.034cm" draw:start-shape="id27" draw:start-glue-point="0" draw:end-shape="id28" draw:end-glue-point="2" svg:d="M16872 10122l2327-1088" svg:viewBox="0 0 2328 1089">
            <text:p/>
          </draw:connector>
          <draw:connector draw:style-name="gr5" draw:text-style-name="P3" draw:layer="layout" draw:type="line" svg:x1="19.063cm" svg:y1="10.122cm" svg:x2="19.199cm" svg:y2="9.034cm" draw:start-shape="id29" draw:start-glue-point="0" draw:end-shape="id28" draw:end-glue-point="2" svg:d="M19063 10122l136-1088" svg:viewBox="0 0 137 1089">
            <text:p/>
          </draw:connector>
          <draw:connector draw:style-name="gr5" draw:text-style-name="P3" draw:layer="layout" draw:type="line" svg:x1="21.511cm" svg:y1="10.122cm" svg:x2="19.199cm" svg:y2="9.034cm" draw:start-shape="id30" draw:start-glue-point="0" draw:end-shape="id28" draw:end-glue-point="2" svg:d="M21511 10122l-2312-1088" svg:viewBox="0 0 2313 1089">
            <text:p/>
          </draw:connector>
          <draw:rect draw:style-name="gr10" draw:text-style-name="P17" xml:id="id31" draw:id="id31" draw:layer="layout" svg:width="1.745cm" svg:height="0.546cm" svg:x="14.838cm" svg:y="6.857cm">
            <text:p text:style-name="P2"><text:span text:style-name="T15">Barycenter</text:span></text:p>
          </draw:rect>
          <draw:connector draw:style-name="gr5" draw:text-style-name="P3" draw:layer="layout" draw:type="line" svg:x1="11.641cm" svg:y1="8.49cm" svg:x2="15.71cm" svg:y2="7.403cm" draw:start-shape="id24" draw:start-glue-point="0" draw:end-shape="id31" draw:end-glue-point="2" svg:d="M11641 8490l4069-1087" svg:viewBox="0 0 4070 1088">
            <text:p/>
          </draw:connector>
          <draw:connector draw:style-name="gr5" draw:text-style-name="P3" draw:layer="layout" draw:type="line" svg:x1="15.71cm" svg:y1="7.403cm" svg:x2="19.199cm" svg:y2="8.49cm" draw:start-shape="id31" draw:start-glue-point="2" draw:end-shape="id28" draw:end-glue-point="0" svg:d="M15710 7403l3489 1087" svg:viewBox="0 0 3490 1088">
            <text:p/>
          </draw:connector>
        </draw:g>
        <draw:g>
          <draw:rect draw:style-name="gr15" draw:text-style-name="P18" xml:id="id32" draw:id="id32" draw:layer="layout" svg:width="1.906cm" svg:height="0.636cm" svg:x="3.747cm" svg:y="16.383cm">
            <text:p text:style-name="P2"><text:span text:style-name="T15">B</text:span></text:p>
          </draw:rect>
          <draw:rect draw:style-name="gr11" draw:text-style-name="P12" xml:id="id33" draw:id="id33" draw:layer="layout" svg:width="1.906cm" svg:height="0.636cm" svg:x="3.747cm" svg:y="14.478cm">
            <text:p text:style-name="P2"><text:span text:style-name="T15">A</text:span></text:p>
          </draw:rect>
          <draw:connector draw:style-name="gr5" draw:text-style-name="P3" draw:layer="layout" draw:type="line" svg:x1="4.7cm" svg:y1="16.383cm" svg:x2="4.7cm" svg:y2="15.114cm" draw:start-shape="id32" draw:start-glue-point="0" draw:end-shape="id33" draw:end-glue-point="2" svg:d="M4700 16383v-1269" svg:viewBox="0 0 1 1270">
            <text:p/>
          </draw:connector>
        </draw:g>
        <draw:g>
          <draw:rect draw:style-name="gr13" draw:text-style-name="P13" xml:id="id35" draw:id="id35" draw:layer="layout" svg:width="1.759cm" svg:height="0.588cm" svg:x="15.335cm" svg:y="15.942cm">
            <text:p text:style-name="P2"><text:span text:style-name="T15">Planet A</text:span></text:p>
          </draw:rect>
          <draw:rect draw:style-name="gr14" draw:text-style-name="P14" xml:id="id42" draw:id="id42" draw:layer="layout" svg:width="1.759cm" svg:height="0.588cm" svg:x="22.371cm" svg:y="15.942cm">
            <text:p text:style-name="P2"><text:span text:style-name="T15">Planet B</text:span></text:p>
          </draw:rect>
          <draw:rect draw:style-name="gr2" draw:text-style-name="P15" xml:id="id34" draw:id="id34" draw:layer="layout" svg:width="1.761cm" svg:height="0.586cm" svg:x="9.47cm" svg:y="17.702cm">
            <text:p text:style-name="P2"><text:span text:style-name="T15">A - struc</text:span></text:p>
          </draw:rect>
          <draw:rect draw:style-name="gr2" draw:text-style-name="P15" xml:id="id36" draw:id="id36" draw:layer="layout" svg:width="2.347cm" svg:height="0.586cm" svg:x="11.359cm" svg:y="17.702cm">
            <text:p text:style-name="P2"><text:span text:style-name="T15">A - core-body</text:span></text:p>
          </draw:rect>
          <draw:rect draw:style-name="gr2" draw:text-style-name="P15" xml:id="id37" draw:id="id37" draw:layer="layout" svg:width="2.347cm" svg:height="0.586cm" svg:x="13.86cm" svg:y="17.702cm">
            <text:p text:style-name="P2"><text:span text:style-name="T15">A - comp-body</text:span></text:p>
          </draw:rect>
          <draw:rect draw:style-name="gr2" draw:text-style-name="P15" xml:id="id38" draw:id="id38" draw:layer="layout" svg:width="1.759cm" svg:height="0.586cm" svg:x="16.354cm" svg:y="17.702cm">
            <text:p text:style-name="P2"><text:span text:style-name="T15">B - struc</text:span></text:p>
          </draw:rect>
          <draw:rect draw:style-name="gr2" draw:text-style-name="P15" xml:id="id39" draw:id="id39" draw:layer="layout" svg:width="2.347cm" svg:height="0.586cm" svg:x="18.27cm" svg:y="17.702cm">
            <text:p text:style-name="P2"><text:span text:style-name="T15">B - core-body</text:span></text:p>
          </draw:rect>
          <draw:rect draw:style-name="gr2" draw:text-style-name="P15" xml:id="id40" draw:id="id40" draw:layer="layout" svg:width="2.347cm" svg:height="0.586cm" svg:x="20.739cm" svg:y="17.702cm">
            <text:p text:style-name="P2"><text:span text:style-name="T15">B - comp-body</text:span></text:p>
          </draw:rect>
          <draw:connector draw:style-name="gr5" draw:text-style-name="P3" draw:layer="layout" draw:type="line" svg:x1="10.35cm" svg:y1="17.702cm" svg:x2="16.214cm" svg:y2="16.53cm" draw:start-shape="id34" draw:start-glue-point="0" draw:end-shape="id35" draw:end-glue-point="2" svg:d="M10350 17702l5864-1172" svg:viewBox="0 0 5865 1173">
            <text:p/>
          </draw:connector>
          <draw:connector draw:style-name="gr5" draw:text-style-name="P3" draw:layer="layout" draw:type="line" svg:x1="12.532cm" svg:y1="17.702cm" svg:x2="16.214cm" svg:y2="16.53cm" draw:start-shape="id36" draw:start-glue-point="0" draw:end-shape="id35" draw:end-glue-point="2" svg:d="M12532 17702l3682-1172" svg:viewBox="0 0 3683 1173">
            <text:p/>
          </draw:connector>
          <draw:connector draw:style-name="gr5" draw:text-style-name="P3" draw:layer="layout" draw:type="line" svg:x1="15.033cm" svg:y1="17.702cm" svg:x2="16.214cm" svg:y2="16.53cm" draw:start-shape="id37" draw:start-glue-point="0" draw:end-shape="id35" draw:end-glue-point="2" svg:d="M15033 17702l1181-1172" svg:viewBox="0 0 1182 1173">
            <text:p/>
          </draw:connector>
          <draw:connector draw:style-name="gr5" draw:text-style-name="P3" draw:layer="layout" draw:type="line" svg:x1="17.233cm" svg:y1="17.702cm" svg:x2="16.214cm" svg:y2="16.53cm" draw:start-shape="id38" draw:start-glue-point="0" draw:end-shape="id35" draw:end-glue-point="2" svg:d="M17233 17702l-1019-1172" svg:viewBox="0 0 1020 1173">
            <text:p/>
          </draw:connector>
          <draw:connector draw:style-name="gr5" draw:text-style-name="P3" draw:layer="layout" draw:type="line" svg:x1="19.443cm" svg:y1="17.702cm" svg:x2="16.214cm" svg:y2="16.53cm" draw:start-shape="id39" draw:start-glue-point="0" draw:end-shape="id35" draw:end-glue-point="2" svg:d="M19443 17702l-3229-1172" svg:viewBox="0 0 3230 1173">
            <text:p/>
          </draw:connector>
          <draw:connector draw:style-name="gr5" draw:text-style-name="P3" draw:layer="layout" draw:type="line" svg:x1="21.912cm" svg:y1="17.702cm" svg:x2="16.214cm" svg:y2="16.53cm" draw:start-shape="id40" draw:start-glue-point="0" draw:end-shape="id35" draw:end-glue-point="2" svg:d="M21912 17702l-5698-1172" svg:viewBox="0 0 5699 1173">
            <text:p/>
          </draw:connector>
          <draw:rect draw:style-name="gr10" draw:text-style-name="P17" xml:id="id41" draw:id="id41" draw:layer="layout" svg:width="1.759cm" svg:height="0.586cm" svg:x="19.439cm" svg:y="14.184cm">
            <text:p text:style-name="P2"><text:span text:style-name="T15">Barycenter</text:span></text:p>
          </draw:rect>
          <draw:connector draw:style-name="gr5" draw:text-style-name="P3" draw:layer="layout" draw:type="line" svg:x1="16.214cm" svg:y1="15.942cm" svg:x2="20.318cm" svg:y2="14.77cm" draw:start-shape="id35" draw:start-glue-point="0" draw:end-shape="id41" draw:end-glue-point="2" svg:d="M16214 15942l4104-1172" svg:viewBox="0 0 4105 1173">
            <text:p/>
          </draw:connector>
          <draw:connector draw:style-name="gr5" draw:text-style-name="P3" draw:layer="layout" draw:type="line" svg:x1="23.25cm" svg:y1="15.942cm" svg:x2="20.318cm" svg:y2="14.77cm" draw:start-shape="id42" draw:start-glue-point="0" draw:end-shape="id41" draw:end-glue-point="2" svg:d="M23250 15942l-2932-1172" svg:viewBox="0 0 2933 1173">
            <text:p/>
          </draw:connector>
        </draw:g>
        <draw:frame draw:style-name="gr16" draw:text-style-name="P19" draw:layer="layout" svg:width="6.35cm" svg:height="1.115cm" svg:x="1.524cm" svg:y="8.715cm">
          <draw:text-box>
            <text:p><text:span text:style-name="T16"><text:s text:c="7"/></text:span><text:span text:style-name="T16">(root, <text:s text:c="12"/>(root,</text:span></text:p>
            <text:p><text:span text:style-name="T16">integrate this) <text:s text:c="6"/>integrate this)</text:span></text:p>
          </draw:text-box>
        </draw:frame>
        <draw:frame draw:style-name="gr17" draw:text-style-name="P19" draw:layer="layout" svg:width="4.318cm" svg:height="0.683cm" svg:x="5.588cm" svg:y="14.431cm">
          <draw:text-box>
            <text:p><text:span text:style-name="T16">(root, integrate this)</text:span></text:p>
          </draw:text-box>
        </draw:frame>
        <draw:frame draw:style-name="gr17" draw:text-style-name="P19" draw:layer="layout" svg:width="1.524cm" svg:height="0.683cm" svg:x="16.764cm" svg:y="6.72cm">
          <draw:text-box>
            <text:p><text:span text:style-name="T16">(root)</text:span></text:p>
          </draw:text-box>
        </draw:frame>
        <draw:frame draw:style-name="gr17" draw:text-style-name="P19" draw:layer="layout" svg:width="1.524cm" svg:height="0.683cm" svg:x="21.336cm" svg:y="14.087cm">
          <draw:text-box>
            <text:p><text:span text:style-name="T16">(root)</text:span></text:p>
          </draw:text-box>
        </draw:frame>
        <draw:frame draw:style-name="gr17" draw:text-style-name="P19" draw:layer="layout" svg:width="2.727cm" svg:height="0.683cm" svg:x="12.513cm" svg:y="8.351cm">
          <draw:text-box>
            <text:p><text:span text:style-name="T16">(integration)</text:span></text:p>
          </draw:text-box>
        </draw:frame>
        <draw:frame draw:style-name="gr17" draw:text-style-name="P19" draw:layer="layout" svg:width="2.727cm" svg:height="0.683cm" svg:x="20.072cm" svg:y="8.351cm">
          <draw:text-box>
            <text:p><text:span text:style-name="T16">(integration)</text:span></text:p>
          </draw:text-box>
        </draw:frame>
        <draw:frame draw:style-name="gr17" draw:text-style-name="P19" draw:layer="layout" svg:width="2.727cm" svg:height="0.683cm" svg:x="17.085cm" svg:y="15.847cm">
          <draw:text-box>
            <text:p><text:span text:style-name="T16">(integration)</text:span></text:p>
          </draw:text-box>
        </draw:frame>
        <draw:frame draw:style-name="gr17" draw:text-style-name="P19" draw:layer="layout" svg:width="2.727cm" svg:height="0.683cm" svg:x="12.514cm" svg:y="8.352cm">
          <draw:text-box>
            <text:p><text:span text:style-name="T16">(integration)</text:span></text:p>
          </draw:text-box>
        </draw:frame>
        <draw:frame draw:style-name="gr17" draw:text-style-name="P19" draw:layer="layout" svg:width="2.727cm" svg:height="0.683cm" svg:x="12.767cm" svg:y="10.668cm">
          <draw:text-box>
            <text:p><text:span text:style-name="T16">(integrated)</text:span></text:p>
          </draw:text-box>
        </draw:frame>
        <draw:frame draw:style-name="gr17" draw:text-style-name="P19" draw:layer="layout" svg:width="2.727cm" svg:height="0.683cm" svg:x="20.32cm" svg:y="10.668cm">
          <draw:text-box>
            <text:p><text:span text:style-name="T16">(integrated)</text:span></text:p>
          </draw:text-box>
        </draw:frame>
        <draw:frame draw:style-name="gr17" draw:text-style-name="P19" draw:layer="layout" svg:width="2.727cm" svg:height="0.683cm" svg:x="13.86cm" svg:y="18.288cm">
          <draw:text-box>
            <text:p><text:span text:style-name="T16">(integrate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1">Traversing the Reference Frame Tre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frame.compute_position_from( source-frame, 3-array)</text:span></text:p>
              </text:list-item>
              <text:list-item>
                <text:p><text:span text:style-name="T6">frame.compute_relative_state( source-frame, RefFrameState)</text:span></text:p>
                <text:p><text:span text:style-name="T6"/></text:p>
              </text:list-item>
              <text:list-item>
                <text:p><text:span text:style-name="T6">e.g.</text:span></text:p>
              </text:list-item>
            </text:list>
            <text:p text:style-name="P20"><text:span text:style-name="T17">vehicle2.dyn_body.find_vehicle_point("vehicle2_point").compute_relative_state(</text:span></text:p>
            <text:p text:style-name="P20"><text:span text:style-name="T17"><text:s text:c="93"/></text:span><text:span text:style-name="T17">vehicle.dyn_body.core_body,</text:span></text:p>
            <text:p text:style-name="P20"><text:span text:style-name="T17"><text:s text:c="93"/></text:span><text:span text:style-name="T17">states.body_point_frame_state)</text:span></text:p>
            <text:list text:continue-numbering="true" text:style-name="L2">
              <text:list-header>
                <text:p><text:span text:style-name="T6"/></text:p>
              </text:list-header>
              <text:list-item>
                <text:p><text:span text:style-name="T6">Note – </text:span><text:span text:style-name="T14">RefFrameState</text:span><text:span text:style-name="T6"> output on </text:span><text:span text:style-name="T14">compute</text:span><text:span text:style-name="T6">_</text:span><text:span text:style-name="T14">relative</text:span><text:span text:style-name="T6">_</text:span><text:span text:style-name="T14">state</text:span><text:span text:style-name="T6"> is the class </text:span><text:span text:style-name="T6">used to describe the </text:span><text:span text:style-name="T14">state</text:span><text:span text:style-name="T6"> of a </text:span><text:span text:style-name="T14">RefFrame</text:span><text:span text:style-name="T6">; it is not a </text:span><text:span text:style-name="T14">RefFrame</text:span><text:span text:style-name="T6">.</text:span></text:p>
              </text:list-item>
            </text:list>
            <text:p text:style-name="P20"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Tahoma2" svg:font-family="Tahoma" style:font-family-generic="swiss"/>
    <style:font-face style:name="Courier 10 Pitch2" svg:font-family="'Courier 10 Pitch'" style:font-pitch="fixed"/>
    <style:font-face style:name="Courier 10 Pitch1" svg:font-family="'Courier 10 Pitch'" style:font-family-generic="roman" style:font-pitch="fixed"/>
    <style:font-face style:name="StarSymbol1" svg:font-family="StarSymbol, 'Arial Unicode MS'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Tahoma1" style:font-family-asian="Tahoma" style:font-family-generic-asian="swiss" style:font-pitch-asian="variable" style:font-size-asian="12pt" style:language-asian="zxx" style:country-asian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Tahoma1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Tahoma1" style:font-family-asian="Tahoma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Tahoma1" style:font-family-asian="Tahoma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Numbering_20_Symbols" style:display-name="Numbering Symbols" style:family="graphic">
      <style:paragraph-properties style:text-autospace="none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362cm" style:type="right" style:leader-style="dotted" style:leader-text="."/>
        </style:tab-stops>
      </style:paragraph-properties>
      <style:text-properties style:font-name-asian="Tahoma2" style:font-family-asian="Tahoma" style:font-family-generic-asian="swiss"/>
    </style:style>
    <style:style style:name="Index" style:family="graphic">
      <style:paragraph-properties style:text-autospace="none"/>
      <style:text-properties style:font-name-asian="Tahoma2" style:font-family-asian="Tahoma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Exercises" style:family="graphic">
      <style:paragraph-properties fo:margin-top="0cm" fo:margin-bottom="0.374cm" style:text-autospace="none"/>
      <style:text-properties style:font-name="Times New Roman" fo:font-family="'Times New Roman'" style:font-family-generic="roman" style:font-pitch="variable" fo:font-size="16pt" fo:font-style="normal" fo:font-weight="bold" style:font-style-asian="normal" style:font-weight-asian="bold" style:font-style-complex="normal" style:font-weight-complex="bold"/>
    </style:style>
    <style:style style:name="Text_20_Body" style:display-name="Text Body" style:family="graphic">
      <style:paragraph-properties fo:margin-top="0cm" fo:margin-bottom="0.374cm" style:text-autospace="none"/>
      <style:text-properties fo:font-size="10.5pt" style:font-size-asian="10.5pt" style:font-size-complex="10.5pt"/>
    </style:style>
    <style:style style:name="Code_20_body" style:display-name="Code body" style:family="graphic">
      <style:paragraph-properties fo:margin-left="0cm" fo:margin-right="0cm" fo:text-indent="0cm" style:text-autospace="none"/>
      <style:text-properties style:font-name="Courier 10 Pitch2" fo:font-family="'Courier 10 Pitch'" style:font-pitch="fixed" fo:font-size="8pt" fo:font-style="normal" fo:font-weight="normal" style:font-style-asian="normal" style:font-weight-asian="normal" style:font-style-complex="normal" style:font-weight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Tahoma2" style:font-family-asian="Tahoma" style:font-family-generic-asian="swiss" style:font-size-asian="10.5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5T09:52:37.457231367</meta:creation-date>
    <dc:date>2019-02-28T10:28:28.475231891</dc:date>
    <meta:editing-duration>PT1H36M32S</meta:editing-duration>
    <meta:editing-cycles>18</meta:editing-cycles>
    <meta:generator>LibreOffice/5.1.6.2$Linux_X86_64 LibreOffice_project/10m0$Build-2</meta:generator>
    <meta:document-statistic meta:object-count="258"/>
  </office:meta>
</office:document-meta>
</file>